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5"/>
    <style:style style:name="P2" style:family="paragraph" style:parent-style-name="Text_20_body" style:list-style-name="L6"/>
    <style:style style:name="P3" style:family="paragraph"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log</text:h>
      <text:p text:style-name="Standard">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 </text:p>
      <text:p text:style-name="Standard">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Standard">Und nun: Blast zur Schatzjagd! </text:p>
      <text:h text:style-name="Heading_20_1" text:outline-level="1">Vorbereitung</text:h>
      <text:list xml:id="list1863719878385858768" text:style-name="L5">
        <text:list-item>
          <text:p text:style-name="P1">Fähnchen kleben</text:p>
        </text:list-item>
        <text:list-item>
          <text:p text:style-name="P1">Inlays falten</text:p>
        </text:list-item>
      </text:list>
      <text:h text:style-name="Heading_20_1" text:outline-level="1">Aufbau</text:h>
      <text:list xml:id="list38493215" text:continue-numbering="true" text:style-name="L5">
        <text:list-item>
          <text:p text:style-name="P1">Spielbrett zusammenstecken</text:p>
        </text:list-item>
        <text:list-item>
          <text:p text:style-name="P1">Stadt platzieren</text:p>
        </text:list-item>
        <text:list-item>
          <text:p text:style-name="P1">Karten mischen und auf den Marktplatz legen.</text:p>
        </text:list-item>
      </text:list>
      <text:h text:style-name="Heading_20_1" text:outline-level="1">Spielstart</text:h>
      <text:p text:style-name="Text_20_body">Jeder Spieler schlüpft in die Rolle eines Fürsten und wählt eine der Burgen in den Ecken des Reiches. Von dort aus beeinflusst er die Geschicke des Landes. Hierzu erhät er vier Karten vom Nachziehstapel, die er selbst betrachten aber vor den Blicken der anderen Fürsten schützen sollte.</text:p>
      <text:p text:style-name="Text_20_body">Zudem stellt er seinen ersten Schergen startbereit in die Burg. Dieser wird ausgestattet mit folgenden Werten</text:p>
      <text:list xml:id="list4471406462862930612" text:style-name="L6">
        <text:list-item>
          <text:p text:style-name="P2">volle Lebenskraft (Grün 15)</text:p>
        </text:list-item>
        <text:list-item>
          <text:p text:style-name="P2">fünf Goldstücke (Gelb 5)</text:p>
        </text:list-item>
        <text:list-item>
          <text:p text:style-name="P2">zwei Stärkepunkte (Rot 2)</text:p>
        </text:list-item>
        <text:list-item>
          <text:p text:style-name="P2">keine Waffen (Blau 0)</text:p>
        </text:list-item>
      </text:list>
      <text:p text:style-name="Text_20_body">Mit den passenden Fähnchen werden diese Werte in den Lochreihen an der Burg markiert.</text:p>
      <text:h text:style-name="Heading_20_1" text:outline-level="1">Spielzug</text:h>
      <text:p text:style-name="Text_20_body">Ein Spielzug besteht aus zwei Teilen </text:p>
      <text:h text:style-name="Heading_20_2" text:outline-level="2">der Reise des Schergen</text:h>
      <text:h text:style-name="Heading_20_2" text:outline-level="2">dem Einfluss des Fürste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Kingthings Calligraphica 2" fo:font-size="14pt" fo:font-style="normal" fo:font-weight="normal"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26M50S</meta:editing-duration>
    <meta:editing-cycles>7</meta:editing-cycles>
    <meta:generator>OpenOffice/4.1.5$Win32 OpenOffice.org_project/415m1$Build-9789</meta:generator>
    <dc:date>2020-11-11T18:26:54.53</dc:date>
    <dc:creator>Jirka Dell'Oro-Friedl</dc:creator>
    <meta:document-statistic meta:table-count="0" meta:image-count="0" meta:object-count="0" meta:page-count="1" meta:paragraph-count="23" meta:word-count="301" meta:character-count="1878"/>
    <meta:user-defined meta:name="Info 1"/>
    <meta:user-defined meta:name="Info 2"/>
    <meta:user-defined meta:name="Info 3"/>
    <meta:user-defined meta:name="Info 4"/>
  </office:meta>
</office:document-meta>
</file>